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ximale Gruppengröße: <text:span text:style-name="T1">4 Mitglieder </text:span></text:p>
      <text:p text:style-name="Text_20_body">Aufgaben:</text:p>
      <text:list xml:id="list4192616505" text:style-name="L1">
        <text:list-item>
          <text:p text:style-name="P3">Zeichnen und beschriften Sie den Aufbau eines Hühnereis. Ordnen Sie die Teile einer Zelle (Plasmalemma, Cytoplasma) den entsprechenden Teilen des Hühnereis zu.</text:p>
        </text:list-item>
        <text:list-item>
          <text:p text:style-name="P3">Führen Sie das Experiment nach der Anleitung: Datei BI201203Eiversuch.pdf durch.</text:p>
        </text:list-item>
        <text:list-item>
          <text:p text:style-name="P3">Dokumentieren Sie die Beobachtungen des Experiments mit Handyfotos.</text:p>
        </text:list-item>
        <text:list-item>
          <text:p text:style-name="P2">Erklären Sie die Beobachtungen.</text:p>
        </text:list-item>
      </text:list>
      <text:p text:style-name="Text_20_body">Abgabetermin für die Gruppe:</text:p>
      <text:p text:style-name="Text_20_body">08.12.20 18.00 Uhr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12-03T11:47:12.878000000</dc:date>
    <meta:editing-duration>PT6S</meta:editing-duration>
    <meta:editing-cycles>1</meta:editing-cycles>
    <meta:document-statistic meta:table-count="0" meta:image-count="0" meta:object-count="0" meta:page-count="1" meta:paragraph-count="9" meta:word-count="60" meta:character-count="437" meta:non-whitespace-character-count="387"/>
  </office:meta>
</office:document-meta>
</file>